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5" calcext:value-type="float">
            <text:p>93.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7568" calcext:value-type="float">
            <text:p>93.3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164" calcext:value-type="float">
            <text:p>93.1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4104" calcext:value-type="float">
            <text:p>93.0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98" calcext:value-type="float">
            <text:p>93.6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108" calcext:value-type="float">
            <text:p>92.4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2376" calcext:value-type="float">
            <text:p>92.1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388" calcext:value-type="float">
            <text:p>92.0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2816" calcext:value-type="float">
            <text:p>91.8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624" calcext:value-type="float">
            <text:p>91.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428" calcext:value-type="float">
            <text:p>91.3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8496" calcext:value-type="float">
            <text:p>91.5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3592" calcext:value-type="float">
            <text:p>91.2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9544" calcext:value-type="float">
            <text:p>90.8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5104" calcext:value-type="float">
            <text:p>89.6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9824" calcext:value-type="float">
            <text:p>89.2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892" calcext:value-type="float">
            <text:p>90.4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5808" calcext:value-type="float">
            <text:p>90.6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5624" calcext:value-type="float">
            <text:p>89.9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200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9824" calcext:value-type="float">
            <text:p>89.2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196" calcext:value-type="float">
            <text:p>88.0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199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198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3344" calcext:value-type="float">
            <text:p>86.9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0776" calcext:value-type="float">
            <text:p>86.9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3</text:p>
          </table:table-cell>
          <table:table-cell office:value-type="string" calcext:value-type="string">
            <text:p>TWDB:2306503</text:p>
          </table:table-cell>
          <table:table-cell office:value-type="string" calcext:value-type="string">
            <text:p>197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